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a1095" officeooo:paragraph-rsid="001a1095"/>
    </style:style>
    <style:style style:name="P4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cb4cc" officeooo:paragraph-rsid="001cb4cc"/>
    </style:style>
    <style:style style:name="P5" style:family="paragraph" style:parent-style-name="Heading_20_1">
      <loext:graphic-properties draw:fill-gradient-name="gradient" draw:fill-hatch-name="hatch"/>
      <style:paragraph-properties fo:line-height="150%"/>
      <style:text-properties fo:language="en" fo:country="US" officeooo:rsid="001d5c7a" officeooo:paragraph-rsid="001d5c7a"/>
    </style:style>
    <style:style style:name="P6" style:family="paragraph" style:parent-style-name="Heading_20_1">
      <loext:graphic-properties draw:fill-gradient-name="gradient" draw:fill-hatch-name="hatch"/>
      <style:paragraph-properties fo:line-height="150%"/>
      <style:text-properties officeooo:rsid="0015d7fe" officeooo:paragraph-rsid="0015d7fe"/>
    </style:style>
    <style:style style:name="P7" style:family="paragraph" style:parent-style-name="Heading_20_1">
      <loext:graphic-properties draw:fill-gradient-name="gradient" draw:fill-hatch-name="hatch"/>
      <style:paragraph-properties fo:line-height="150%"/>
      <style:text-properties officeooo:paragraph-rsid="001bbbaf"/>
    </style:style>
    <style:style style:name="P8" style:family="paragraph" style:parent-style-name="Heading_20_2">
      <style:text-properties fo:language="ru" fo:country="RU" officeooo:rsid="0020f7eb" officeooo:paragraph-rsid="0020f7eb"/>
    </style:style>
    <style:style style:name="P9" style:family="paragraph" style:parent-style-name="Text_20_body" style:list-style-name="L1">
      <loext:graphic-properties draw:fill-gradient-name="gradient" draw:fill-hatch-name="hatch"/>
      <style:paragraph-properties fo:line-height="150%"/>
      <style:text-properties fo:language="en" fo:country="US" officeooo:rsid="0018a13f" officeooo:paragraph-rsid="0018a13f"/>
    </style:style>
    <style:style style:name="P10" style:family="paragraph" style:parent-style-name="Text_20_body">
      <style:paragraph-properties fo:text-align="center" style:justify-single-word="false"/>
      <style:text-properties officeooo:paragraph-rsid="00158ef2"/>
    </style:style>
    <style:style style:name="P11" style:family="paragraph" style:parent-style-name="Text_20_body">
      <style:paragraph-properties fo:text-align="start" style:justify-single-word="false"/>
      <style:text-properties officeooo:rsid="00158ef2" officeooo:paragraph-rsid="00158ef2"/>
    </style:style>
    <style:style style:name="P12" style:family="paragraph" style:parent-style-name="Text_20_body">
      <style:paragraph-properties fo:text-align="center" style:justify-single-word="false"/>
      <style:text-properties officeooo:rsid="00170066" officeooo:paragraph-rsid="00170066"/>
    </style:style>
    <style:style style:name="P13" style:family="paragraph" style:parent-style-name="Text_20_body">
      <loext:graphic-properties draw:fill-gradient-name="gradient" draw:fill-hatch-name="hatch"/>
      <style:paragraph-properties fo:line-height="150%"/>
      <style:text-properties officeooo:rsid="00170066" officeooo:paragraph-rsid="00170066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line-height="150%"/>
      <style:text-properties officeooo:rsid="00170066" officeooo:paragraph-rsid="00170066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line-height="150%"/>
      <style:text-properties officeooo:rsid="0018a13f" officeooo:paragraph-rsid="0018a13f"/>
    </style:style>
    <style:style style:name="P16" style:family="paragraph" style:parent-style-name="Text_20_body">
      <loext:graphic-properties draw:fill-gradient-name="gradient" draw:fill-hatch-name="hatch"/>
      <style:paragraph-properties fo:line-height="150%"/>
      <style:text-properties officeooo:rsid="001a1095" officeooo:paragraph-rsid="001a1095"/>
    </style:style>
    <style:style style:name="P17" style:family="paragraph" style:parent-style-name="Text_20_body">
      <loext:graphic-properties draw:fill-gradient-name="gradient" draw:fill-hatch-name="hatch"/>
      <style:paragraph-properties fo:line-height="150%"/>
      <style:text-properties officeooo:paragraph-rsid="001cb4cc"/>
    </style:style>
    <style:style style:name="P18" style:family="paragraph" style:parent-style-name="Text_20_body">
      <loext:graphic-properties draw:fill-gradient-name="gradient" draw:fill-hatch-name="hatch"/>
      <style:paragraph-properties fo:line-height="150%"/>
      <style:text-properties officeooo:paragraph-rsid="001bbbaf"/>
    </style:style>
    <style:style style:name="P19" style:family="paragraph" style:parent-style-name="Text_20_body">
      <style:text-properties officeooo:paragraph-rsid="0020f7eb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fb87e"/>
    </style:style>
    <style:style style:name="P22" style:family="paragraph" style:parent-style-name="Text_20_body">
      <loext:graphic-properties draw:fill-gradient-name="gradient" draw:fill-hatch-name="hatch"/>
      <style:paragraph-properties fo:line-height="150%"/>
      <style:text-properties fo:font-weight="bold" officeooo:rsid="0025aa11" officeooo:paragraph-rsid="0025aa11" style:font-weight-asian="bold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line-height="150%"/>
      <style:text-properties fo:font-weight="bold" officeooo:rsid="0025aa11" officeooo:paragraph-rsid="00285acc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8ef2"/>
    </style:style>
    <style:style style:name="T3" style:family="text">
      <style:text-properties fo:language="en" fo:country="US" officeooo:rsid="0015d7fe"/>
    </style:style>
    <style:style style:name="T4" style:family="text">
      <style:text-properties fo:language="en" fo:country="US" officeooo:rsid="00170066"/>
    </style:style>
    <style:style style:name="T5" style:family="text">
      <style:text-properties fo:language="en" fo:country="US" officeooo:rsid="0018a13f"/>
    </style:style>
    <style:style style:name="T6" style:family="text">
      <style:text-properties fo:language="en" fo:country="US" officeooo:rsid="001bbbaf"/>
    </style:style>
    <style:style style:name="T7" style:family="text">
      <style:text-properties fo:language="en" fo:country="US" officeooo:rsid="001cb4cc"/>
    </style:style>
    <style:style style:name="T8" style:family="text">
      <style:text-properties fo:language="en" fo:country="US" officeooo:rsid="0020f7eb"/>
    </style:style>
    <style:style style:name="T9" style:family="text">
      <style:text-properties fo:language="en" fo:country="US" officeooo:rsid="0025aa11"/>
    </style:style>
    <style:style style:name="T10" style:family="text">
      <style:text-properties fo:language="en" fo:country="US" officeooo:rsid="00267459"/>
    </style:style>
    <style:style style:name="T11" style:family="text">
      <style:text-properties fo:language="en" fo:country="US" officeooo:rsid="00285acc"/>
    </style:style>
    <style:style style:name="T12" style:family="text">
      <style:text-properties fo:language="en" fo:country="US" officeooo:rsid="002a2d9d"/>
    </style:style>
    <style:style style:name="T13" style:family="text">
      <style:text-properties fo:language="en" fo:country="US" officeooo:rsid="002d0a20"/>
    </style:style>
    <style:style style:name="T14" style:family="text">
      <style:text-properties fo:language="en" fo:country="US" officeooo:rsid="002eef80"/>
    </style:style>
    <style:style style:name="T15" style:family="text">
      <style:text-properties fo:language="en" fo:country="US" officeooo:rsid="002fb87e"/>
    </style:style>
    <style:style style:name="T16" style:family="text">
      <style:text-properties fo:language="en" fo:country="US" officeooo:rsid="003123a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06_619890905"/>Botticelli platform<text:bookmark-end text:name="__RefHeading___Toc106_619890905"/></text:p>
      <text:p text:style-name="P12"><text:span text:style-name="T2">v. </text:span><text:span text:style-name="T1">0.1</text:span></text:p>
      <text:p text:style-name="P10"><text:span text:style-name="T2"/></text:p>
      <text:p text:style-name="P10"><text:span text:style-name="T2"/></text:p>
      <text:table-of-content text:style-name="Sect1" text:protected="true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Table of contents</text:p>
          </text:index-title>
          <text:p text:style-name="P1"><text:a xlink:type="simple" xlink:href="#__RefHeading___Toc109_619890905" text:style-name="Index_20_Link" text:visited-style-name="Index_20_Link">1. Description<text:tab/>2</text:a></text:p>
          <text:p text:style-name="P1"><text:a xlink:type="simple" xlink:href="#__RefHeading___Toc112_619890905" text:style-name="Index_20_Link" text:visited-style-name="Index_20_Link">2. Requirements<text:tab/>2</text:a></text:p>
          <text:p text:style-name="P1"><text:a xlink:type="simple" xlink:href="#__RefHeading___Toc114_619890905" text:style-name="Index_20_Link" text:visited-style-name="Index_20_Link">3. Installation<text:tab/>2</text:a></text:p>
          <text:p text:style-name="P2"><text:a xlink:type="simple" xlink:href="#__RefHeading___Toc122_619890905" text:style-name="Index_20_Link" text:visited-style-name="Index_20_Link">3.1 Server side<text:tab/>2</text:a></text:p>
          <text:p text:style-name="P2"><text:a xlink:type="simple" xlink:href="#__RefHeading___Toc124_619890905" text:style-name="Index_20_Link" text:visited-style-name="Index_20_Link">3.2 Client side<text:tab/>2</text:a></text:p>
          <text:p text:style-name="P1"><text:a xlink:type="simple" xlink:href="#__RefHeading___Toc116_619890905" text:style-name="Index_20_Link" text:visited-style-name="Index_20_Link">4. Quick start<text:tab/>2</text:a></text:p>
          <text:p text:style-name="P1"><text:a xlink:type="simple" xlink:href="#__RefHeading___Toc118_619890905" text:style-name="Index_20_Link" text:visited-style-name="Index_20_Link">5. Samples<text:tab/>2</text:a></text:p>
          <text:p text:style-name="P1"><text:a xlink:type="simple" xlink:href="#__RefHeading___Toc120_619890905" text:style-name="Index_20_Link" text:visited-style-name="Index_20_Link">6. Guides<text:tab/>2</text:a></text:p>
        </text:index-body>
      </text:table-of-content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h text:style-name="P6" text:outline-level="1" text:is-list-header="true"><text:bookmark-start text:name="__RefHeading___Toc109_619890905"/><text:soft-page-break/><text:span text:style-name="T1">1. Desc</text:span><text:span text:style-name="T4">r</text:span><text:span text:style-name="T1">iption</text:span><text:bookmark-end text:name="__RefHeading___Toc109_619890905"/></text:h>
      <text:p text:style-name="P13"><text:span text:style-name="T3">B</text:span><text:span text:style-name="T1">otticelli is a platform intended for creating bots for different messengers (Telegram/WhatsApp/Viber) </text:span><text:span text:style-name="T5">with unified controls and ways of:</text:span></text:p>
      <text:list text:style-name="L1">
        <text:list-item>
          <text:p text:style-name="P14"><text:span text:style-name="T5">deployment and support;</text:span></text:p>
        </text:list-item>
        <text:list-item>
          <text:p text:style-name="P15"><text:span text:style-name="T1">creating business logic;</text:span></text:p>
        </text:list-item>
        <text:list-item>
          <text:p text:style-name="P9">administration; </text:p>
        </text:list-item>
      </text:list>
      <text:p text:style-name="P13"><text:span text:style-name="T5"/></text:p>
      <text:h text:style-name="P3" text:outline-level="1"><text:bookmark-start text:name="__RefHeading___Toc112_619890905"/>2. Requirements<text:bookmark-end text:name="__RefHeading___Toc112_619890905"/></text:h>
      <text:p text:style-name="P16"><text:span text:style-name="T1">This is .Net Core – based platform, so .Net 7.0 support is a basic requirement. </text:span></text:p>
      <text:p text:style-name="P16"><text:a xlink:type="simple" xlink:href="https://dotnet.microsoft.com/en-us/download/dotnet/7.0" text:style-name="Internet_20_link" text:visited-style-name="Visited_20_Internet_20_Link">https://dotnet.microsoft.com/en-us/download/dotnet/7.0</text:a> </text:p>
      <text:p text:style-name="P22"><text:span text:style-name="T9">M</text:span><text:span text:style-name="T1">inimum </text:span><text:span text:style-name="T11">software </text:span><text:span text:style-name="T1">requirements: <text:s/></text:span></text:p>
      <text:p text:style-name="P16">Visual Studio 2022 (v17.4, <text:span text:style-name="T9">for client-side development</text:span>), <text:s/><text:span text:style-name="T10">Windows 10/Windows Server 2012, Linux (Ubuntu 18.04, Red Hat 7.0, Debian 10).</text:span></text:p>
      <text:p text:style-name="P23"><text:span text:style-name="T1">Minimum </text:span><text:span text:style-name="T11">hardware </text:span><text:span text:style-name="T1">requirements: <text:s/></text:span></text:p>
      <text:list xml:id="list2669177348" text:style-name="L2">
        <text:list-item>
          <text:p text:style-name="P21">Processor: x64, <text:span text:style-name="T11">CPUx4 (</text:span><text:span text:style-name="T14">for development</text:span><text:span text:style-name="T11">), </text:span><text:span text:style-name="T15">CPUx1 (for running </text:span><text:span text:style-name="T16">on server</text:span><text:span text:style-name="T15">)</text:span></text:p>
        </text:list-item>
        <text:list-item>
          <text:p text:style-name="P20">RAM: <text:span text:style-name="T11">8</text:span> <text:span text:style-name="T11">G</text:span>B (<text:span text:style-name="T14">for development</text:span>), <text:span text:style-name="T14">2 GB (for running </text:span><text:span text:style-name="T16">on server</text:span><text:span text:style-name="T14">)</text:span></text:p>
        </text:list-item>
      </text:list>
      <text:h text:style-name="P7" text:outline-level="1"><text:bookmark-start text:name="__RefHeading___Toc114_619890905"/><text:span text:style-name="T6">3. Installation</text:span><text:bookmark-end text:name="__RefHeading___Toc114_619890905"/></text:h>
      <text:h text:style-name="P8" text:outline-level="2"><text:bookmark-start text:name="__RefHeading___Toc122_619890905"/>3.1 <text:span text:style-name="T1">Server side</text:span><text:bookmark-end text:name="__RefHeading___Toc122_619890905"/></text:h>
      <text:p text:style-name="P19"><text:span text:style-name="T8"/></text:p>
      <text:h text:style-name="P8" text:outline-level="2"><text:bookmark-start text:name="__RefHeading___Toc124_619890905"/>3.2 <text:span text:style-name="T1">Client side</text:span><text:bookmark-end text:name="__RefHeading___Toc124_619890905"/></text:h>
      <text:p text:style-name="P18"><text:span text:style-name="T6"/></text:p>
      <text:h text:style-name="P4" text:outline-level="1"><text:bookmark-start text:name="__RefHeading___Toc116_619890905"/>4. Quick start<text:bookmark-end text:name="__RefHeading___Toc116_619890905"/></text:h>
      <text:p text:style-name="P17"><text:span text:style-name="T7"/></text:p>
      <text:p text:style-name="P17"><text:span text:style-name="T7"/></text:p>
      <text:h text:style-name="P4" text:outline-level="1"><text:bookmark-start text:name="__RefHeading___Toc118_619890905"/><text:soft-page-break/>5. Samples<text:bookmark-end text:name="__RefHeading___Toc118_619890905"/></text:h>
      <text:p text:style-name="P17"><text:span text:style-name="T7"/></text:p>
      <text:p text:style-name="P17"><text:span text:style-name="T7"/></text:p>
      <text:h text:style-name="P5" text:outline-level="1"><text:bookmark-start text:name="__RefHeading___Toc120_619890905"/>6. Guides<text:bookmark-end text:name="__RefHeading___Toc120_61989090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20:20:54.705000000</meta:creation-date>
    <dc:date>2023-05-09T20:59:31.150000000</dc:date>
    <meta:editing-duration>PT38M30S</meta:editing-duration>
    <meta:editing-cycles>20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30" meta:word-count="144" meta:character-count="938" meta:non-whitespace-character-count="820"/>
  </office:meta>
</office:document-meta>
</file>